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bottom" draw:auto-grow-height="false" fo:min-height="8.006cm" fo:min-width="9.66cm"/>
      <style:paragraph-properties style:writing-mode="lr-tb"/>
    </style:style>
    <style:style style:name="gr2" style:family="graphic" style:parent-style-name="standard">
      <style:graphic-properties draw:fill-color="#afd095" draw:textarea-horizontal-align="justify" draw:textarea-vertical-align="middle" draw:auto-grow-height="false" fo:min-height="1.995cm" fo:min-width="3.317cm"/>
      <style:paragraph-properties style:writing-mode="lr-tb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1.338cm" fo:min-width="2.358cm"/>
      <style:paragraph-properties style:writing-mode="lr-tb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1.338cm" fo:min-width="1.723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afd095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16cm" svg:height="8.256cm" svg:x="9.572cm" svg:y="3.222cm">
          <text:p text:style-name="P1">hos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397cm" svg:height="3.175cm" svg:x="13.7cm" svg:y="3.548cm">
          <text:p text:style-name="P1">nginx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2.858cm" svg:height="1.588cm" svg:x="8.302cm" svg:y="4.492cm">
          <text:p text:style-name="P1">8000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2.223cm" svg:height="1.588cm" svg:x="12.43cm" svg:y="4.492cm">
          <text:p text:style-name="P1">80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1.16cm" svg:y1="5.286cm" svg:x2="12.43cm" svg:y2="5.286cm" draw:start-shape="id1" draw:start-glue-point="1" draw:end-shape="id2" draw:end-glue-point="3" svg:d="M11160 5286h1270" svg:viewBox="0 0 1271 1">
          <text:p/>
        </draw:connector>
        <draw:custom-shape draw:style-name="gr3" draw:text-style-name="P4" xml:id="id3" draw:id="id3" draw:layer="layout" svg:width="2.858cm" svg:height="1.588cm" svg:x="8.185cm" svg:y="7.985cm">
          <text:p text:style-name="P1">9000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1.043cm" svg:y1="8.779cm" svg:x2="13.541cm" svg:y2="6.08cm" draw:start-shape="id3" draw:start-glue-point="1" draw:end-shape="id2" draw:end-glue-point="2" svg:d="M11043 8779l2498-2699" svg:viewBox="0 0 2499 270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0T12:21:29.233797989</meta:creation-date>
    <dc:date>2021-09-10T12:48:27.979891536</dc:date>
    <meta:editing-duration>PT26M58S</meta:editing-duration>
    <meta:editing-cycles>3</meta:editing-cycles>
    <meta:generator>LibreOffice/7.1.5.2$Linux_X86_64 LibreOffice_project/10$Build-2</meta:generator>
    <meta:document-statistic meta:object-count="7"/>
  </office:meta>
</office:document-meta>
</file>